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3.982cm" svg:height="9.005cm" svg:x="10.104cm" svg:y="0cm">
            <draw:object draw:notify-on-update-of-ranges="Hoja1.A1:Hoja1.A1 Hoja1.B2:Hoja1.B19 Hoja1.B1:Hoja1.B1 Hoja1.A2:Hoja1.A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15.917cm" svg:y="7.492cm">
            <draw:object draw:notify-on-update-of-ranges="Hoja1.A20:Hoja1.A20 Hoja1.B21:Hoja1.B29 Hoja1.B20:Hoja1.B20 Hoja1.A21:Hoja1.A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Hz</text:p>
          </table:table-cell>
          <table:table-cell office:value-type="string" calcext:value-type="string">
            <text:p>Contador 1u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970" calcext:value-type="float">
            <text:p>49970</text:p>
          </table:table-cell>
          <table:table-cell table:formula="of:=5.88413E-025*([.B2]^6)-1.1071355E-019*([.B2]^5)+9.3832378E-015*([.B2]^4)-0.00000000032719725*([.B2]^3)+0.00000701100807*([.B2]^2)-0.08126744922*[.B2]+465.148456956" office:value-type="float" office:value="6255.8303561212" calcext:value-type="float">
            <text:p>6255.8303561212</text:p>
          </table:table-cell>
          <table:table-cell table:formula="of:=154.166705458681*EXP(-0.0000446541010233028*([.B2]))" office:value-type="float" office:value="16.5546841464361" calcext:value-type="float">
            <text:p>16.55468414643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590" calcext:value-type="float">
            <text:p>47590</text:p>
          </table:table-cell>
          <table:table-cell table:formula="of:=5.88413E-025*([.B3]^6)-1.1071355E-019*([.B3]^5)+9.3832378E-015*([.B3]^4)-0.00000000032719725*([.B3]^3)+0.00000701100807*([.B3]^2)-0.08126744922*[.B3]+465.148456956" office:value-type="float" office:value="5149.88924567352" calcext:value-type="float">
            <text:p>5149.88924567352</text:p>
          </table:table-cell>
          <table:table-cell table:formula="of:=154.166705458681*EXP(-0.0000446541010233028*([.B3]))" office:value-type="float" office:value="18.4109547114658" calcext:value-type="float">
            <text:p>18.41095471146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7427" calcext:value-type="float">
            <text:p>47427</text:p>
          </table:table-cell>
          <table:table-cell table:formula="of:=5.88413E-025*([.B4]^6)-1.1071355E-019*([.B4]^5)+9.3832378E-015*([.B4]^4)-0.00000000032719725*([.B4]^3)+0.00000701100807*([.B4]^2)-0.08126744922*[.B4]+465.148456956" office:value-type="float" office:value="5080.05383219248" calcext:value-type="float">
            <text:p>5080.05383219248</text:p>
          </table:table-cell>
          <table:table-cell table:formula="of:=154.166705458681*EXP(-0.0000446541010233028*([.B4]))" office:value-type="float" office:value="18.5454499022332" calcext:value-type="float">
            <text:p>18.54544990223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452" calcext:value-type="float">
            <text:p>43452</text:p>
          </table:table-cell>
          <table:table-cell table:formula="of:=5.88413E-025*([.B5]^6)-1.1071355E-019*([.B5]^5)+9.3832378E-015*([.B5]^4)-0.00000000032719725*([.B5]^3)+0.00000701100807*([.B5]^2)-0.08126744922*[.B5]+465.148456956" office:value-type="float" office:value="3588.40142224915" calcext:value-type="float">
            <text:p>3588.40142224915</text:p>
          </table:table-cell>
          <table:table-cell table:formula="of:=154.166705458681*EXP(-0.0000446541010233028*([.B5]))" office:value-type="float" office:value="22.1474977617652" calcext:value-type="float">
            <text:p>22.14749776176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642" calcext:value-type="float">
            <text:p>41642</text:p>
          </table:table-cell>
          <table:table-cell table:formula="of:=5.88413E-025*([.B6]^6)-1.1071355E-019*([.B6]^5)+9.3832378E-015*([.B6]^4)-0.00000000032719725*([.B6]^3)+0.00000701100807*([.B6]^2)-0.08126744922*[.B6]+465.148456956" office:value-type="float" office:value="3031.72301653417" calcext:value-type="float">
            <text:p>3031.72301653417</text:p>
          </table:table-cell>
          <table:table-cell table:formula="of:=154.166705458681*EXP(-0.0000446541010233028*([.B6]))" office:value-type="float" office:value="24.0118736901585" calcext:value-type="float">
            <text:p>24.01187369015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976" calcext:value-type="float">
            <text:p>39976</text:p>
          </table:table-cell>
          <table:table-cell table:formula="of:=5.88413E-025*([.B7]^6)-1.1071355E-019*([.B7]^5)+9.3832378E-015*([.B7]^4)-0.00000000032719725*([.B7]^3)+0.00000701100807*([.B7]^2)-0.08126744922*[.B7]+465.148456956" office:value-type="float" office:value="2579.47229660204" calcext:value-type="float">
            <text:p>2579.47229660204</text:p>
          </table:table-cell>
          <table:table-cell table:formula="of:=154.166705458681*EXP(-0.0000446541010233028*([.B7]))" office:value-type="float" office:value="25.8663314078583" calcext:value-type="float">
            <text:p>25.86633140785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438" calcext:value-type="float">
            <text:p>38438</text:p>
          </table:table-cell>
          <table:table-cell table:formula="of:=5.88413E-025*([.B8]^6)-1.1071355E-019*([.B8]^5)+9.3832378E-015*([.B8]^4)-0.00000000032719725*([.B8]^3)+0.00000701100807*([.B8]^2)-0.08126744922*[.B8]+465.148456956" office:value-type="float" office:value="2209.16167197197" calcext:value-type="float">
            <text:p>2209.16167197197</text:p>
          </table:table-cell>
          <table:table-cell table:formula="of:=154.166705458681*EXP(-0.0000446541010233028*([.B8]))" office:value-type="float" office:value="27.7052017611557" calcext:value-type="float">
            <text:p>27.70520176115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015" calcext:value-type="float">
            <text:p>37015</text:p>
          </table:table-cell>
          <table:table-cell table:formula="of:=5.88413E-025*([.B9]^6)-1.1071355E-019*([.B9]^5)+9.3832378E-015*([.B9]^4)-0.00000000032719725*([.B9]^3)+0.00000701100807*([.B9]^2)-0.08126744922*[.B9]+465.148456956" office:value-type="float" office:value="1903.92559533439" calcext:value-type="float">
            <text:p>1903.92559533439</text:p>
          </table:table-cell>
          <table:table-cell table:formula="of:=154.166705458681*EXP(-0.0000446541010233028*([.B9]))" office:value-type="float" office:value="29.5228036710998" calcext:value-type="float">
            <text:p>29.52280367109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313" calcext:value-type="float">
            <text:p>33313</text:p>
          </table:table-cell>
          <table:table-cell table:formula="of:=5.88413E-025*([.B10]^6)-1.1071355E-019*([.B10]^5)+9.3832378E-015*([.B10]^4)-0.00000000032719725*([.B10]^3)+0.00000701100807*([.B10]^2)-0.08126744922*[.B10]+465.148456956" office:value-type="float" office:value="1260.11223473255" calcext:value-type="float">
            <text:p>1260.11223473255</text:p>
          </table:table-cell>
          <table:table-cell table:formula="of:=154.166705458681*EXP(-0.0000446541010233028*([.B10]))" office:value-type="float" office:value="34.8297690131176" calcext:value-type="float">
            <text:p>34.82976901311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985" calcext:value-type="float">
            <text:p>24985</text:p>
          </table:table-cell>
          <table:table-cell table:formula="of:=5.88413E-025*([.B11]^6)-1.1071355E-019*([.B11]^5)+9.3832378E-015*([.B11]^4)-0.00000000032719725*([.B11]^3)+0.00000701100807*([.B11]^2)-0.08126744922*[.B11]+465.148456956" office:value-type="float" office:value="429.774660765742" calcext:value-type="float">
            <text:p>429.774660765742</text:p>
          </table:table-cell>
          <table:table-cell table:formula="of:=154.166705458681*EXP(-0.0000446541010233028*([.B11]))" office:value-type="float" office:value="50.5191163300102" calcext:value-type="float">
            <text:p>50.51911633001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988" calcext:value-type="float">
            <text:p>19988</text:p>
          </table:table-cell>
          <table:table-cell table:formula="of:=5.88413E-025*([.B12]^6)-1.1071355E-019*([.B12]^5)+9.3832378E-015*([.B12]^4)-0.00000000032719725*([.B12]^3)+0.00000701100807*([.B12]^2)-0.08126744922*[.B12]+465.148456956" office:value-type="float" office:value="210.963856136846" calcext:value-type="float">
            <text:p>210.963856136846</text:p>
          </table:table-cell>
          <table:table-cell table:formula="of:=154.166705458681*EXP(-0.0000446541010233028*([.B12]))" office:value-type="float" office:value="63.1484528349818" calcext:value-type="float">
            <text:p>63.14845283498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656" calcext:value-type="float">
            <text:p>16656</text:p>
          </table:table-cell>
          <table:table-cell table:formula="of:=5.88413E-025*([.B13]^6)-1.1071355E-019*([.B13]^5)+9.3832378E-015*([.B13]^4)-0.00000000032719725*([.B13]^3)+0.00000701100807*([.B13]^2)-0.08126744922*[.B13]+465.148456956" office:value-type="float" office:value="137.475969805337" calcext:value-type="float">
            <text:p>137.475969805337</text:p>
          </table:table-cell>
          <table:table-cell table:formula="of:=154.166705458681*EXP(-0.0000446541010233028*([.B13]))" office:value-type="float" office:value="73.2791274527755" calcext:value-type="float">
            <text:p>73.27912745277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277" calcext:value-type="float">
            <text:p>14277</text:p>
          </table:table-cell>
          <table:table-cell table:formula="of:=5.88413E-025*([.B14]^6)-1.1071355E-019*([.B14]^5)+9.3832378E-015*([.B14]^4)-0.00000000032719725*([.B14]^3)+0.00000701100807*([.B14]^2)-0.08126744922*[.B14]+465.148456956" office:value-type="float" office:value="110.945830610915" calcext:value-type="float">
            <text:p>110.945830610915</text:p>
          </table:table-cell>
          <table:table-cell table:formula="of:=154.166705458681*EXP(-0.0000446541010233028*([.B14]))" office:value-type="float" office:value="81.4922496657007" calcext:value-type="float">
            <text:p>81.49224966570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492" calcext:value-type="float">
            <text:p>12492</text:p>
          </table:table-cell>
          <table:table-cell table:formula="of:=5.88413E-025*([.B15]^6)-1.1071355E-019*([.B15]^5)+9.3832378E-015*([.B15]^4)-0.00000000032719725*([.B15]^3)+0.00000701100807*([.B15]^2)-0.08126744922*[.B15]+465.148456956" office:value-type="float" office:value="103.246777688146" calcext:value-type="float">
            <text:p>103.246777688146</text:p>
          </table:table-cell>
          <table:table-cell table:formula="of:=154.166705458681*EXP(-0.0000446541010233028*([.B15]))" office:value-type="float" office:value="88.2536884074348" calcext:value-type="float">
            <text:p>88.25368840743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104" calcext:value-type="float">
            <text:p>11104</text:p>
          </table:table-cell>
          <table:table-cell table:formula="of:=5.88413E-025*([.B16]^6)-1.1071355E-019*([.B16]^5)+9.3832378E-015*([.B16]^4)-0.00000000032719725*([.B16]^3)+0.00000701100807*([.B16]^2)-0.08126744922*[.B16]+465.148456956" office:value-type="float" office:value="104.297685583511" calcext:value-type="float">
            <text:p>104.297685583511</text:p>
          </table:table-cell>
          <table:table-cell table:formula="of:=154.166705458681*EXP(-0.0000446541010233028*([.B16]))" office:value-type="float" office:value="93.8967131754702" calcext:value-type="float">
            <text:p>93.8967131754702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94" calcext:value-type="float">
            <text:p>9994</text:p>
          </table:table-cell>
          <table:table-cell table:formula="of:=5.88413E-025*([.B21]^6)-1.1071355E-019*([.B21]^5)+9.3832378E-015*([.B21]^4)-0.00000000032719725*([.B21]^3)+0.00000701100807*([.B21]^2)-0.08126744922*[.B21]+465.148456956" office:value-type="float" office:value="109.768159636651" calcext:value-type="float">
            <text:p>109.768159636651</text:p>
          </table:table-cell>
          <table:table-cell table:formula="of:=(-248*LN([.B2]))+2347" office:value-type="float" office:value="-336.156169875886" calcext:value-type="float">
            <text:p>-336.1561698758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662" calcext:value-type="float">
            <text:p>6662</text:p>
          </table:table-cell>
          <table:table-cell table:formula="of:=5.88413E-025*([.B22]^6)-1.1071355E-019*([.B22]^5)+9.3832378E-015*([.B22]^4)-0.00000000032719725*([.B22]^3)+0.00000701100807*([.B22]^2)-0.08126744922*[.B22]+465.148456956" office:value-type="float" office:value="155.246623025318" calcext:value-type="float">
            <text:p>155.246623025318</text:p>
          </table:table-cell>
          <table:table-cell table:formula="of:=-248*LN([.B3])+2347" office:value-type="float" office:value="-324.053727660559" calcext:value-type="float">
            <text:p>-324.0537276605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997" calcext:value-type="float">
            <text:p>4997</text:p>
          </table:table-cell>
          <table:table-cell table:formula="of:=5.88413E-025*([.B23]^6)-1.1071355E-019*([.B23]^5)+9.3832378E-015*([.B23]^4)-0.00000000032719725*([.B23]^3)+0.00000701100807*([.B23]^2)-0.08126744922*[.B23]+465.148456956" office:value-type="float" office:value="198.808545965195" calcext:value-type="float">
            <text:p>198.808545965195</text:p>
          </table:table-cell>
          <table:table-cell table:formula="of:=-248*LN([.B4])+2347" office:value-type="float" office:value="-323.202847509546" calcext:value-type="float">
            <text:p>-323.20284750954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997" calcext:value-type="float">
            <text:p>3997</text:p>
          </table:table-cell>
          <table:table-cell table:formula="of:=5.88413E-025*([.B24]^6)-1.1071355E-019*([.B24]^5)+9.3832378E-015*([.B24]^4)-0.00000000032719725*([.B24]^3)+0.00000701100807*([.B24]^2)-0.08126744922*[.B24]+465.148456956" office:value-type="float" office:value="233.721211319753" calcext:value-type="float">
            <text:p>233.721211319753</text:p>
          </table:table-cell>
          <table:table-cell table:formula="of:=-248*LN([.B5])+2347" office:value-type="float" office:value="-301.494215569303" calcext:value-type="float">
            <text:p>-301.4942155693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331" calcext:value-type="float">
            <text:p>3331</text:p>
          </table:table-cell>
          <table:table-cell table:formula="of:=5.88413E-025*([.B25]^6)-1.1071355E-019*([.B25]^5)+9.3832378E-015*([.B25]^4)-0.00000000032719725*([.B25]^3)+0.00000701100807*([.B25]^2)-0.08126744922*[.B25]+465.148456956" office:value-type="float" office:value="261.255251626297" calcext:value-type="float">
            <text:p>261.255251626297</text:p>
          </table:table-cell>
          <table:table-cell table:formula="of:=-248*LN([.B6])+2347" office:value-type="float" office:value="-290.942408974155" calcext:value-type="float">
            <text:p>-290.94240897415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855" calcext:value-type="float">
            <text:p>2855</text:p>
          </table:table-cell>
          <table:table-cell table:formula="of:=5.88413E-025*([.B26]^6)-1.1071355E-019*([.B26]^5)+9.3832378E-015*([.B26]^4)-0.00000000032719725*([.B26]^3)+0.00000701100807*([.B26]^2)-0.08126744922*[.B26]+465.148456956" office:value-type="float" office:value="283.265259536837" calcext:value-type="float">
            <text:p>283.265259536837</text:p>
          </table:table-cell>
          <table:table-cell table:formula="of:=-248*LN([.B7])+2347" office:value-type="float" office:value="-280.816569149962" calcext:value-type="float">
            <text:p>-280.81656914996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98" calcext:value-type="float">
            <text:p>2498</text:p>
          </table:table-cell>
          <table:table-cell table:formula="of:=5.88413E-025*([.B27]^6)-1.1071355E-019*([.B27]^5)+9.3832378E-015*([.B27]^4)-0.00000000032719725*([.B27]^3)+0.00000701100807*([.B27]^2)-0.08126744922*[.B27]+465.148456956" office:value-type="float" office:value="301.145625761741" calcext:value-type="float">
            <text:p>301.145625761741</text:p>
          </table:table-cell>
          <table:table-cell table:formula="of:=-248*LN([.B8])+2347" office:value-type="float" office:value="-271.086854483398" calcext:value-type="float">
            <text:p>-271.08685448339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220" calcext:value-type="float">
            <text:p>2220</text:p>
          </table:table-cell>
          <table:table-cell table:formula="of:=5.88413E-025*([.B28]^6)-1.1071355E-019*([.B28]^5)+9.3832378E-015*([.B28]^4)-0.00000000032719725*([.B28]^3)+0.00000701100807*([.B28]^2)-0.08126744922*[.B28]+465.148456956" office:value-type="float" office:value="315.929902248766" calcext:value-type="float">
            <text:p>315.929902248766</text:p>
          </table:table-cell>
          <table:table-cell table:formula="of:=-248*LN([.B9])+2347" office:value-type="float" office:value="-261.731471689545" calcext:value-type="float">
            <text:p>-261.7314716895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98" calcext:value-type="float">
            <text:p>1998</text:p>
          </table:table-cell>
          <table:table-cell table:formula="of:=5.88413E-025*([.B29]^6)-1.1071355E-019*([.B29]^5)+9.3832378E-015*([.B29]^4)-0.00000000032719725*([.B29]^3)+0.00000701100807*([.B29]^2)-0.08126744922*[.B29]+465.148456956" office:value-type="float" office:value="328.300377013788" calcext:value-type="float">
            <text:p>328.300377013788</text:p>
          </table:table-cell>
          <table:table-cell table:formula="of:=-248*LN([.B10])+2347" office:value-type="float" office:value="-235.598341563753" calcext:value-type="float">
            <text:p>-235.5983415637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AR PL KaitiM GB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14T17:32:23.182255405</meta:creation-date>
    <dc:date>2020-07-14T19:31:43.454303858</dc:date>
    <meta:editing-duration>PT22M57S</meta:editing-duration>
    <meta:editing-cycles>1</meta:editing-cycles>
    <meta:document-statistic meta:table-count="1" meta:cell-count="98" meta:object-count="2"/>
    <meta:generator>LibreOffice/6.4.5.2$Linux_X86_64 LibreOffice_project/40$Build-2</meta:generator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bf00"/>
    </style:style>
    <style:style style:name="ch11" style:family="chart">
      <style:chart-properties loext:regression-name="" loext:regression-max-degree="6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983cm" svg:height="9.006cm" xlink:href=".." xlink:type="simple" chart:class="chart:scatter" chart:style-name="ch1">
        <chart:title svg:x="8.058cm" svg:y="0.316cm" chart:style-name="ch2">
          <text:p>Curva frecuencia vs TIM_CHANNEL_2</text:p>
        </chart:title>
        <chart:legend chart:legend-position="end" svg:x="18.406cm" svg:y="3.706cm" style:legend-expansion="high" chart:style-name="ch3"/>
        <chart:plot-area chart:style-name="ch4" table:cell-range-address="Hoja1.A1:Hoja1.B19" chart:data-source-has-labels="row" svg:x="1.404cm" svg:y="1.154cm" svg:width="13.8cm" svg:height="7.01cm">
          <chartooo:coordinate-region svg:x="2.211cm" svg:y="1.353cm" svg:width="12.529cm" svg:height="6.164cm"/>
          <chart:axis chart:dimension="x" chart:name="primary-x" chart:style-name="ch5">
            <chart:title svg:x="7.44cm" svg:y="8.344cm" chart:style-name="ch6">
              <text:p>Frecuencia</text:p>
            </chart:title>
          </chart:axis>
          <chart:axis chart:dimension="y" chart:name="primary-y" chart:style-name="ch5">
            <chart:title svg:x="0cm" svg:y="5.245cm" chart:style-name="ch7">
              <text:p>Conteo
</text:p>
            </chart:title>
            <chart:grid chart:style-name="ch8" chart:class="major"/>
          </chart:axis>
          <chart:series chart:style-name="ch9" chart:values-cell-range-address="Hoja1.A2:Hoja1.A19" chart:label-cell-address="Hoja1.B1:Hoja1.B1" chart:class="chart:scatter">
            <chart:domain table:cell-range-address="Hoja1.B2:Hoja1.B19"/>
            <chart:regression-curve chart:style-name="ch10">
              <chart:equation chart:display-equation="true" chart:display-r-square="true" svg:x="14.065cm" svg:y="5.41cm"/>
            </chart:regression-curve>
            <chart:regression-curve chart:style-name="ch11"/>
            <chart:data-point/>
            <chart:data-point chart:style-name="ch12"/>
            <chart:data-point chart:repeated="3"/>
            <chart:data-point chart:style-name="ch12" chart:repeated="2"/>
            <chart:data-point/>
            <chart:data-point chart:style-name="ch12" chart:repeated="2"/>
            <chart:data-point/>
            <chart:data-point chart:style-name="ch1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ntador 1us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970">
                <text:p>49970</text:p>
                <draw:g>
                  <svg:desc>Hoja1.B2:Hoja1.B19</svg:desc>
                </draw:g>
              </table:table-cell>
              <table:table-cell office:value-type="float" office:value="20">
                <text:p>20</text:p>
                <draw:g>
                  <svg:desc>Hoja1.A2:Hoja1.A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590">
                <text:p>475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427">
                <text:p>474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452">
                <text:p>434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642">
                <text:p>416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976">
                <text:p>399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438">
                <text:p>384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015">
                <text:p>370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313">
                <text:p>333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985">
                <text:p>249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88">
                <text:p>199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56">
                <text:p>166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77">
                <text:p>142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92">
                <text:p>1249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104">
                <text:p>111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844cm" svg:y="3.955cm" style:legend-expansion="high" chart:style-name="ch2"/>
        <chart:plot-area chart:style-name="ch3" table:cell-range-address="Hoja1.A20:Hoja1.B29" chart:data-source-has-labels="row" svg:x="1.33cm" svg:y="0.18cm" svg:width="9.195cm" svg:height="7.665cm">
          <chartooo:coordinate-region svg:x="2.137cm" svg:y="0.18cm" svg:width="8.246cm" svg:height="6.28cm"/>
          <chart:axis chart:dimension="x" chart:name="primary-x" chart:style-name="ch4">
            <chart:title svg:x="5.341cm" svg:y="8.025cm" chart:style-name="ch5">
              <text:p>Conteo</text:p>
            </chart:title>
          </chart:axis>
          <chart:axis chart:dimension="y" chart:name="primary-y" chart:style-name="ch4">
            <chart:title svg:x="0.451cm" svg:y="4.876cm" chart:style-name="ch6">
              <text:p>Frecuencia</text:p>
            </chart:title>
            <chart:grid chart:style-name="ch7" chart:class="major"/>
          </chart:axis>
          <chart:series chart:style-name="ch8" chart:values-cell-range-address="Hoja1.A21:Hoja1.A29" chart:label-cell-address="Hoja1.B20:Hoja1.B20" chart:class="chart:scatter">
            <chart:domain table:cell-range-address="Hoja1.B21:Hoja1.B29"/>
            <chart:regression-curve chart:style-name="ch9">
              <chart:equation chart:display-equation="true" chart:display-r-square="true"/>
            </chart:regression-curve>
            <chart:data-point chart:repeated="2"/>
            <chart:data-point chart:style-name="ch10" chart:repeated="3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/>
                <draw:g>
                  <svg:desc>Hoja1.B20:Hoja1.B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94">
                <text:p>9994</text:p>
                <draw:g>
                  <svg:desc>Hoja1.B21:Hoja1.B29</svg:desc>
                </draw:g>
              </table:table-cell>
              <table:table-cell office:value-type="float" office:value="100">
                <text:p>100</text:p>
                <draw:g>
                  <svg:desc>Hoja1.A21:Hoja1.A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62">
                <text:p>666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97">
                <text:p>499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97">
                <text:p>399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1">
                <text:p>333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55">
                <text:p>285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98">
                <text:p>249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20">
                <text:p>222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8">
                <text:p>1998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